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5"/>
        <table:table-column table:style-name="co3" table:default-cell-style-name="ce29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3:53:04.670600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8-24T16:15:03.677282381</dc:date>
    <meta:editing-duration>PT4H42M5S</meta:editing-duration>
    <meta:editing-cycles>16</meta:editing-cycles>
    <meta:generator>LibreOffice/7.1.5.2$Linux_X86_64 LibreOffice_project/10$Build-2</meta:generator>
    <meta:document-statistic meta:table-count="1" meta:cell-count="246" meta:object-count="0"/>
  </office:meta>
</office:document-meta>
</file>